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style style:name="P3" style:family="paragraph" style:parent-style-name="Standard">
      <style:paragraph-properties fo:margin-top="0cm" fo:margin-bottom="2cm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Heading_20_2">
      <style:paragraph-properties fo:text-align="start" style:justify-single-word="false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L1"/>
    <style:style style:name="P11" style:family="paragraph" style:parent-style-name="Standard" style:list-style-name="Bejelentéslista"/>
    <style:style style:name="P12" style:family="paragraph" style:parent-style-name="Standard" style:list-style-name="Bejelentéslista"/>
    <style:style style:name="P13" style:family="paragraph" style:parent-style-name="Standard" style:list-style-name="Bejelentéslista"/>
    <style:style style:name="P14" style:family="paragraph" style:parent-style-name="Standard" style:list-style-name="Bejelentéslista"/>
    <style:style style:name="P15" style:family="paragraph" style:parent-style-name="Standard" style:list-style-name="Bejelentéslista"/>
    <style:style style:name="P16" style:family="paragraph" style:parent-style-name="Standard" style:list-style-name="Bejelentéslista"/>
    <style:style style:name="P17" style:family="paragraph" style:parent-style-name="Standard" style:list-style-name="Bejelentéslista"/>
    <style:style style:name="P18" style:family="paragraph" style:parent-style-name="Standard" style:list-style-name="Bejelentéslista"/>
    <style:style style:name="P19" style:family="paragraph" style:parent-style-name="Standard" style:list-style-name="Bejelentéslista"/>
    <style:style style:name="P20" style:family="paragraph" style:parent-style-name="Standard" style:list-style-name="Bejelentéslista"/>
    <style:style style:name="P21" style:family="paragraph" style:parent-style-name="Standard" style:list-style-name="Bejelentéslista"/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1"/>
    <style:style style:name="P25" style:family="paragraph" style:parent-style-name="Text_20_body" style:list-style-name="L1"/>
    <style:style style:name="P26" style:family="paragraph" style:parent-style-name="Text_20_body" style:list-style-name="L1"/>
    <style:style style:name="P27" style:family="paragraph" style:parent-style-name="Text_20_body" style:list-style-name="L1"/>
    <style:style style:name="P28" style:family="paragraph" style:parent-style-name="Text_20_body" style:list-style-name="L1"/>
    <style:style style:name="P29" style:family="paragraph" style:parent-style-name="Text_20_body" style:list-style-name="L1"/>
    <style:style style:name="P30" style:family="paragraph" style:parent-style-name="Text_20_body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1"/>
    <style:style style:name="P33" style:family="paragraph" style:parent-style-name="Text_20_body" style:list-style-name="Bejelentéslista"/>
    <style:style style:name="P34" style:family="paragraph" style:parent-style-name="Text_20_body" style:list-style-name="Bejelentéslista"/>
    <style:style style:name="P35" style:family="paragraph" style:parent-style-name="Text_20_body" style:list-style-name="Bejelentéslista"/>
    <style:style style:name="P36" style:family="paragraph" style:parent-style-name="Text_20_body" style:list-style-name="Bejelentéslista"/>
    <style:style style:name="P37" style:family="paragraph" style:parent-style-name="Text_20_body" style:list-style-name="Bejelentéslista"/>
    <style:style style:name="P38" style:family="paragraph" style:parent-style-name="Text_20_body" style:list-style-name="Bejelentéslista"/>
    <style:style style:name="P39" style:family="paragraph" style:parent-style-name="Text_20_body" style:list-style-name="Bejelentéslista"/>
    <style:style style:name="P40" style:family="paragraph" style:parent-style-name="Text_20_body" style:list-style-name="Bejelentéslista"/>
    <style:style style:name="P41" style:family="paragraph" style:parent-style-name="Text_20_body" style:list-style-name="Bejelentéslista"/>
    <style:style style:name="P42" style:family="paragraph" style:parent-style-name="Text_20_body" style:list-style-name="L3"/>
    <style:style style:name="T1" style:family="text"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2" style:family="text">
      <style:text-properties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jelentés</text:h>
      <text:p text:style-name="P3"><text:date style:data-style-name="N76" text:date-value="2006-06-30T14:33:09.82" text:fixed="true" text:date-adjust="PT7296H00M00S">2007. április 30.</text:date></text:p>
      <text:p text:style-name="Standard">Tiszta szoftver, rendes ház...</text:p>
      <text:h text:style-name="Heading_20_1" text:outline-level="1">OxygenOffice Professional <text:user-defined text:name="Verzió">2.2.0</text:user-defined></text:h>
      <text:p text:style-name="P4">(eredeti néven: OpenOffice.org Premium)</text:p>
      <text:p text:style-name="P4"/>
      <text:p text:style-name="P5">[Mindig BÉTA*]</text:p>
      <text:p text:style-name="P4"/>
      <text:p text:style-name="Standard">Az OpenOffice.org Közösség és az OxygenOffice Professional fejlesztői örömmel jelentik be az OxygenOffice Professional irodai programcsomag legújabb, <text:user-defined text:name="Verzió">2.2.0</text:user-defined>-ás verzióját. A programcsomag az eddigiekben OpenOffice.org Premium névre hallgatott, de ez az elnevezés félrevezető volt sokak számára, akik az OpenOffice.org termék hivatalos kiadásának vélték ezt a verziót is. Az OxygenOffice Professional <text:user-defined text:name="Verzió">2.2.0</text:user-defined> irodai programcsomag az OpenOffice.org <text:user-defined text:name="Verzió">2.2.0</text:user-defined> változatának különleges, kibővített kiadása, amely hozzácsomagolt kiegészítők tekintetében múlja felül az eredeti terméket, megtartva annak előnyös tulajdonságait. Természetesen a OxygenOffice Professional irodai programcsomag 100%-ban kompatibilis az eredeti kiadással. A programcsomag Windows változata letölthető a <text:a xlink:type="simple" xlink:href="https://sourceforge.net/projects/ooop/">https://sourceforge.net/projects/ooop/</text:a> címről. (Technikai okokból a Linux- változat megjelenése elhalasztva.)</text:p>
      <text:h text:style-name="P6" text:outline-level="2"><text:span text:style-name="T1">OxygenOffice Professional </text:span><text:span text:style-name="T1"><text:user-defined text:name="Verzió">2.2.0</text:user-defined></text:span> – szövegszerkesztő, táblázatkezelő, bemutatókészítő alkalmazás és még sok egyéb<text:span text:style-name="T2">…</text:span></text:h>
      <text:p text:style-name="Standard">Az OxygenOffice Professional <text:user-defined text:name="Verzió">2.2.0</text:user-defined> egy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text:p>
      <text:p text:style-name="Standard">Az OxygenOffice Professional alapját adó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 segítségével. Az OxygenOffice Professional és az OpenOffice.org technikai támogatása önkéntes, közösség alapú és nem garantált.</text:p>
      <text:h text:style-name="P6" text:outline-level="2"><text:span text:style-name="T1">OxygenOffice Professional </text:span><text:span text:style-name="T1"><text:user-defined text:name="Verzió">2.2.0</text:user-defined></text:span><text:span text:style-name="T1"> - kibővített tartalom</text:span></text:h>
      <text:p text:style-name="Text_20_body">A magyar OxygenOffice Professional <text:user-defined text:name="Verzió">2.2.0</text:user-defined> változata az alábbi kiegészítőket tartalmazza:</text:p>
      <text:list text:style-name="L1">
        <text:list-item text:start-value="1">
          <text:p text:style-name="P22">Közel 3300 elemből álló képtár</text:p>
        </text:list-item>
      </text:list>
      <text:list text:style-name="L2">
        <text:list-item text:start-value="1">
          <text:p text:style-name="P23">Közel 80 magyar nyelvű sablon, változatos témákban, s ennél bővebb külföldi nyelvű sablontár angol és német nyelven</text:p>
        </text:list-item>
      </text:list>
      <text:list text:style-name="L1">
        <text:list-item text:start-value="1">
          <text:p text:style-name="P22">Több mint 90 Impress bemutatóháttér</text:p>
        </text:list-item>
        <text:list-item>
          <text:p text:style-name="P22">Továbbfejlesztett Visual Basic for Application (VBA) makrófuttatási lehetőség a Calc-ban (tesztelési célzattal)</text:p>
        </text:list-item>
        <text:list-item>
          <text:p text:style-name="P22">További magyar nyelvű kézikönyv, amely a elérhető a Súgó menüből is</text:p>
        </text:list-item>
        <text:list-item>
          <text:p text:style-name="P22">További szótárak számos külföldi nyelvhez</text:p>
        </text:list-item>
        <text:list-item>
          <text:p text:style-name="P22">Külön Professional csomagok a Linux telepítőben</text:p>
        </text:list-item>
        <text:list-item>
          <text:p text:style-name="P22">Wikipedia gyors elérését szolgáló eszköztár</text:p>
        </text:list-item>
        <text:list-item>
          <text:p text:style-name="P22">Kibővített színpaletta, vonaltípusok és kitöltőminták</text:p>
        </text:list-item>
        <text:list-item>
          <text:p text:style-name="P10">Kibővített súgó menü, alapértelmezetten bekapcsolt részletes tippek</text:p>
        </text:list-item>
      </text:list>
      <text:p text:style-name="P8">További újdonságok:</text:p>
      <text:list text:style-name="L1">
        <text:list-item text:start-value="1">
          <text:p text:style-name="P22">Szabványos bővítése az OpenOffice.org forráskódjának, így a továbbfejlesztések a legegyszerűbben elvégezhetők</text:p>
        </text:list-item>
        <text:list-item>
          <text:p text:style-name="P22">Az OpenOffice.org nyelvi eszközeinek alkalmazása révén az összes, OpenOffice.org által támogatott nyelvhez készülhet OxygenOffice Professional változat</text:p>
        </text:list-item>
      </text:list>
      <text:p text:style-name="Standard"/>
      <text:p text:style-name="P9"><text:span text:style-name="Strong_20_Emphasis">A OxygenOffice Professional változat forráskódja teljes mértékben<text:line-break/>kompatibilis a hivatalos OpenOffice.org forráskóddal,<text:line-break/>így továbbfejlesztése, más nyelvi változatok<text:line-break/>megjelenése közösségi alapokon végezhető!</text:span></text:p>
      <text:h text:style-name="P7" text:outline-level="2">Támogatott nyelvek és platformok</text:h>
      <text:p text:style-name="Standard">Az OxygenOffice Professional <text:user-defined text:name="Verzió">2.2.0</text:user-defined> jelenleg magyar, angol, német, olasz, francia, török és grúz nyelvekre érhető el. A nyelvi támogatás a felhasználói felületet, a súgót és általában a helyesírás-ellenőrzőt foglalja magába. Érdekességként készült egy öt nyelvet (magyar, angol, német, olasz, francia) összefogó Windowsos telepítő is.</text:p>
      <text:p text:style-name="Standard">Az OxygenOffice Professional <text:user-defined text:name="Verzió">2.2.0</text:user-defined> – megfelelő bináris csomagjai – telepíthető Windows és Linux operációs rendszerekre. (Technikai okokból a Linux- változat megjelenése elhalasztva.)</text:p>
      <text:h text:style-name="Heading_20_1" text:outline-level="1">OpenOffice.org</text:h>
      <text:p text:style-name="Text_20_body">Az OxygenOffice Professional alapját a szabad és ingyenes OpenOffice.org irodai programcsomag adja.</text:p>
      <text:h text:style-name="Heading_20_2" text:outline-level="2">Újdonságok az OpenOffice.org <text:span text:style-name="T1"><text:user-defined text:name="Verzió">2.2.0</text:user-defined></text:span><text:span text:style-name="T1"> </text:span>verziójában</text:h>
      <text:list text:style-name="Bejelentéslista">
        <text:list-item text:start-value="1">
          <text:p text:style-name="P33">Általános hibajavítások és teljesítménynövelés.</text:p>
        </text:list-item>
        <text:list-item>
          <text:p text:style-name="P33">Biztonsági hibák javítása:</text:p>
          <text:list>
            <text:list-item>
              <text:p text:style-name="P33">(<text:a xlink:type="simple" xlink:href="http://www.openoffice.org/security/">http://www.openoffice.org/security/</text:a>).</text:p>
            </text:list-item>
          </text:list>
        </text:list-item>
        <text:list-item>
          <text:p text:style-name="P33">Irodalomjegyzék-adatbázis fejlesztések.</text:p>
        </text:list-item>
        <text:list-item>
          <text:p text:style-name="P33">Base adatbázis-kezelő fejlesztések.</text:p>
        </text:list-item>
        <text:list-item>
          <text:p text:style-name="P33">A PDF exportálási lehetőség felruházása új lehetőségekkel és a leképzés minőségének fejlesztése.</text:p>
        </text:list-item>
        <text:list-item>
          <text:p text:style-name="P33">Az Excel számolótábla PivotTable külső adatelérés szolgáltatásának továbbfejlesztett importálása.</text:p>
        </text:list-item>
        <text:list-item>
          <text:p text:style-name="P33">Kiterjesztése rendszerintegrált kezelése, azaz a kiterjesztések egyedi ikonnal rendelkeznek és dupla kattintással telepíthetőek, valamint támogathatják a kiterjesztett automatikus frissítés szolgáltatást.</text:p>
        </text:list-item>
        <text:list-item>
          <text:p text:style-name="P33">Az beépített programfelület-tervező egyszerűen teszi lehetővé többnyelvű dialógusablakok készítését és használatát a felhasználó által készített makrókban, programokban.</text:p>
        </text:list-item>
        <text:list-item>
          <text:p text:style-name="P11">Szebb, kiegyenlítettebb íráskép. A program a betűkészletek egalizálási adatait automatikusan használja.</text:p>
        </text:list-item>
      </text:list>
      <text:p text:style-name="Standard"/>
      <text:p text:style-name="Text_20_body">A fejlesztések, javítások részletes listája elérhető a következő linken:</text:p>
      <text:list text:style-name="L3">
        <text:list-header>
          <text:p text:style-name="P42">(<text:a xlink:type="simple" xlink:href="http://development.openoffice.org/releases/2.2.0.html">http://development.openoffice.org/releases/2.2.0.html</text:a>)</text:p>
        </text:list-header>
      </text:list>
      <text:h text:style-name="Heading_20_2" text:outline-level="2">Az OpenOffice.org <text:span text:style-name="T1"><text:user-defined text:name="Verzió">2.2.0</text:user-defined></text:span> magyar változata</text:h>
      <text:p text:style-name="Standard">A speciális magyar változat az alábbi fontosabb javításokat és fejlesztéseket tartalmazza az eredeti OpenOffice.org-hoz képest:</text:p>
      <text:list text:style-name="Bejelentéslista">
        <text:list-item text:start-value="1">
          <text:p text:style-name="P11">Magyar betűkészletek kényelmes kiválasztása</text:p>
          <text:list>
            <text:list-item>
              <text:p text:style-name="P11">Ha nincs kijelölve szöveg, akkor a betűkiválasztó panelen az „árvíztűrő tükörfúrógép” vagy a „külvízen úszó szárazjégtörő kisjármű” szöveg jelenik meg. Mindkettő tartalmazza a magyar ábécé összes ékezetes betűjét, ezzel is segítve a megfelelő betűkészlet kiválasztását.</text:p>
            </text:list-item>
          </text:list>
        </text:list-item>
        <text:list-item>
          <text:p text:style-name="P11">Javított képaláírás</text:p>
          <text:list>
            <text:list-item>
              <text:p text:style-name="P11">A magyar verzióban a hazai konvenciókhoz van alakítva a képaláírás. A hivatalosban így néz ki: "Ábra 1: Ez egy ábra", a javított változat: "1. ábra: Ez egy ábra".</text:p>
            </text:list-item>
          </text:list>
        </text:list-item>
        <text:list-item>
          <text:p text:style-name="P11">Javított HTML-export</text:p>
          <text:list>
            <text:list-item>
              <text:p text:style-name="P11">A hivatalos verzió nem kezeli tökéletesen a HTML-állományok ékezetes karaktereinek exportálását. Ebben a verzióban ez tökéletes.</text:p>
            </text:list-item>
          </text:list>
        </text:list-item>
        <text:list-item>
          <text:p text:style-name="P11">A "--" jelek megfelelő cseréje</text:p>
          <text:list>
            <text:list-item>
              <text:p text:style-name="P11">A program a hivatalos verzióban a "--" jeleket kvirtmínuszra cseréli szavakon belül, amit a magyarban nem használunk. A javított változat "--" esetén gondolatjelet (nagykötőjelet), "---" esetén pedig kvirtmínuszt helyettesít.</text:p>
            </text:list-item>
          </text:list>
        </text:list-item>
        <text:list-item>
          <text:p text:style-name="P11">Javított PostScript kimenet</text:p>
          <text:list>
            <text:list-item>
              <text:p text:style-name="P11">Javítás, amely arra utasítja a PostScript meghajtót, hogy ne helyettesítse be a betűkészleteket. Ezzel kizár egy hibalehetőséget, amely korábban azt okozta, hogy az ékezetes betűk helyén négyzetek vagy kérdőjelek jelentek meg.</text:p>
            </text:list-item>
          </text:list>
        </text:list-item>
      </text:list>
      <text:h text:style-name="Heading_20_2" text:outline-level="2">További tájékozódás céljára</text:h>
      <text:h text:style-name="Heading_20_3" text:outline-level="3">Még több képernyőkép</text:h>
      <text:p text:style-name="Standard"><text:a xlink:type="simple" xlink:href="http://www.openoffice.org/screenshots/ooo20/index.html">http://www.openoffice.org/screenshots/ooo20/index.html</text:a></text:p>
      <text:p text:style-name="Standard">(angol nyelvű oldal)</text:p>
      <text:h text:style-name="Heading_20_3" text:outline-level="3">Az OpenOffice.org <text:span text:style-name="T1"><text:user-defined text:name="Verzió">2.2.0</text:user-defined></text:span> főbb funkcióinak leírása</text:h>
      <text:p text:style-name="Standard">Megtalálható ebben a bejelentésben</text:p>
      <text:p text:style-name="Standard"><text:a xlink:type="simple" xlink:href="http://hu.openoffice.org/whatsnew-2.0.html">http://hu.openoffice.org/whatsnew-2.0.html</text:a></text:p>
      <text:p text:style-name="Standard">(magyar nyelvű oldal)</text:p>
      <text:p text:style-name="Text_20_body"><text:a xlink:type="simple" xlink:href="http://www.openoffice.org/dev_docs/features/2.0/index.html">http://www.openoffice.org/dev_docs/features/2.0/index.html</text:a></text:p>
      <text:p text:style-name="Standard">(angol nyelvű oldal)</text:p>
      <text:p text:style-name="Standard">Az OpenOffice.org <text:user-defined text:name="Verzió">2.2.0</text:user-defined> fejlesztéseinek, javításainak teljes listája</text:p>
      <text:p text:style-name="Standard"><text:a xlink:type="simple" xlink:href="http://development.openoffice.org/releases/2.2.0.html">http://development.openoffice.org/releases/2.2.0.html</text:a></text:p>
      <text:h text:style-name="Heading_20_3" text:outline-level="3">Az OpenOffice.org termékismertetője</text:h>
      <text:p text:style-name="Standard"><text:a xlink:type="simple" xlink:href="http://hu.openoffice.org/about-product.html">http://hu.openoffice.org/about-product.html</text:a></text:p>
      <text:p text:style-name="Standard">(magyar nyelvű oldal)</text:p>
      <text:p text:style-name="Standard"><text:a xlink:type="simple" xlink:href="http://www.openoffice.org/product/">http://www.openoffice.org/product/</text:a></text:p>
      <text:p text:style-name="Standard">(angol nyelvű oldal)</text:p>
      <text:h text:style-name="Heading_20_3" text:outline-level="3">Az <text:span text:style-name="T1">OxygenOffice Professional </text:span><text:span text:style-name="T1"><text:user-defined text:name="Verzió">2.2.0</text:user-defined></text:span> letöltése</text:h>
      <text:p text:style-name="Standard"><text:a xlink:type="simple" xlink:href="http://www.sf.net/projects/ooop/">http://www.sf.net/projects/ooop/</text:a></text:p>
      <text:p text:style-name="Standard">(magyar, angol és német nyelvű verziók)</text:p>
      <text:h text:style-name="Heading_20_3" text:outline-level="3">Miért érdemes OpenOffice.org alapú megoldásra váltani</text:h>
      <text:p text:style-name="Text_20_body"><text:a xlink:type="simple" xlink:href="http://hu.openoffice.org/get_legal-hu.html">http://hu.openoffice.org/get_legal-hu.html</text:a></text:p>
      <text:p text:style-name="Text_20_body">(magyar nyelvű verzió)</text:p>
      <text:p text:style-name="Text_20_body"><text:a xlink:type="simple" xlink:href="http://why.openoffice.org/getlegal.html">http://why.openoffice.org/getlegal.html</text:a></text:p>
      <text:p text:style-name="Text_20_body"><text:a xlink:type="simple" xlink:href="http://why.openoffice.org/">http://why.openoffice.org/</text:a></text:p>
      <text:p text:style-name="Standard">(angol és más nyelvű verziók)</text:p>
      <text:h text:style-name="Heading_20_3" text:outline-level="3">OpenOffice.org marketing anyagok</text:h>
      <text:p text:style-name="Standard"><text:a xlink:type="simple" xlink:href="http://hu.openoffice.org/servlets/ProjectDocumentList?folderID=525&amp;expandFolder=525&amp;folderID=0">http://hu.openoffice.org/servlets/ProjectDocumentList?folderID=525&amp;expandFolder=525&amp;folderID=0</text:a></text:p>
      <text:p text:style-name="Standard">(magyar nyelvű oldal)</text:p>
      <text:p text:style-name="Standard"><text:a xlink:type="simple" xlink:href="http://www.openoffice.org/press/2.0/index.html">http://www.openoffice.org/press/2.0/index.html</text:a></text:p>
      <text:p text:style-name="Standard">(angol nyelvű oldal)</text:p>
      <text:h text:style-name="Heading_20_2" text:outline-level="2">Kapcsolattartó</text:h>
      <text:p text:style-name="Text_20_body">Szalai Kálmán (<text:a xlink:type="simple" xlink:href="mailto:kami_@openoffice.org">kami_@openoffice.org</text:a>)</text:p>
      <text:p text:style-name="Text_20_body">(A megadott elektronikus-levélcímeken felhasználói támogatás nincsen. Felhasználói támogatást a következő bekezdésben megadott címen kaphat.)</text:p>
      <text:h text:style-name="Heading_20_2" text:outline-level="2">Magyar nyelvű, díjmentes, nem garantált technikai támogatás</text:h>
      <text:p text:style-name="Text_20_body"><text:a xlink:type="simple" xlink:href="http://hu.openoffice.org/about-mailinglists.html">http://hu.openoffice.org/about-mailinglists.html</text:a></text:p>
      <text:p text:style-name="Text_20_body">(OpenOffice.org és OxygenOffice Professional)</text:p>
      <text:p text:style-name="Text_20_body"/>
      <text:p text:style-name="Text_20_body">* - Mindig BÉTA: Bár az OxygenOffice Professional a OpenOffice.org forráskódján alapul, előfordulhat, hogy a termék nem olyan stabil és robusztus, mint az OpenOffice.org. Amennyiben hibát talál a programban, mindenképpen győződjön meg róla, hogy a hiba az OpenOffice.org irodai programcsomagban is fellelhető-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hu" fo:country="HU" style:font-name-asian="Andale Sans UI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3"/>
      <style:text-properties style:font-name="DejaVu Sans" fo:font-size="11pt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.409cm" fo:hyphenation-ladder-count="no-limit"/>
      <style:text-properties fo:font-variant="small-caps" fo:font-size="145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variant="normal" fo:text-transform="non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Alapértelmezett_20_-_20_behúzással" style:display-name="Alapértelmezett - behúzással" style:family="paragraph" style:parent-style-name="Standard" style:class="text">
      <style:paragraph-properties fo:margin-left="2cm" fo:margin-right="0cm" fo:text-align="justify" style:justify-single-word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Bejelentéslista">
      <text:list-level-style-bullet text:level="1" text:style-name="Bullet_20_Symbols" text:bullet-char="✔">
        <style:list-level-properties text:space-before="0.635cm" text:min-label-width="0.64cm" text:min-label-distance="0.3cm"/>
        <style:text-properties style:font-name="StarSymbol"/>
      </text:list-level-style-bullet>
      <text:list-level-style-number text:level="2" text:style-name="Numbering_20_Symbols" style:num-format="">
        <style:list-level-properties text:space-before="2.635cm" text:min-label-distance="0.3cm"/>
      </text:list-level-style-number>
      <text:list-level-style-number text:level="3" text:style-name="Numbering_20_Symbols" style:num-format="">
        <style:list-level-properties text:space-before="3.115cm" text:min-label-distance="0.3cm"/>
      </text:list-level-style-number>
      <text:list-level-style-number text:level="4" text:style-name="Numbering_20_Symbols" style:num-format="">
        <style:list-level-properties text:space-before="2.54cm" text:min-label-width="0.64cm" text:min-label-distance="0.3cm"/>
      </text:list-level-style-number>
      <text:list-level-style-number text:level="5" text:style-name="Numbering_20_Symbols" style:num-format="">
        <style:list-level-properties text:space-before="3.175cm" text:min-label-width="0.64cm" text:min-label-distance="0.3cm"/>
      </text:list-level-style-number>
      <text:list-level-style-number text:level="6" text:style-name="Numbering_20_Symbols" style:num-format="">
        <style:list-level-properties text:space-before="3.81cm" text:min-label-width="0.64cm" text:min-label-distance="0.3cm"/>
      </text:list-level-style-number>
      <text:list-level-style-number text:level="7" text:style-name="Numbering_20_Symbols" style:num-format="">
        <style:list-level-properties text:space-before="4.445cm" text:min-label-width="0.64cm" text:min-label-distance="0.3cm"/>
      </text:list-level-style-number>
      <text:list-level-style-number text:level="8" text:style-name="Numbering_20_Symbols" style:num-format="">
        <style:list-level-properties text:space-before="5.08cm" text:min-label-width="0.64cm" text:min-label-distance="0.3cm"/>
      </text:list-level-style-number>
      <text:list-level-style-number text:level="9" text:style-name="Numbering_20_Symbols" style:num-format="">
        <style:list-level-properties text:space-before="5.715cm" text:min-label-width="0.64cm" text:min-label-distance="0.3cm"/>
      </text:list-level-style-number>
      <text:list-level-style-number text:level="10" text:style-name="Numbering_20_Symbols" style:num-format="">
        <style:list-level-properties text:space-before="6.35cm" text:min-label-width="0.64cm"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35cm solid #000000" style:shadow="none">
        <style:tab-stops>
          <style:tab-stop style:position="16.999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master-styles>
    <style:master-page style:name="Standard" style:page-layout-name="pm1">
      <style:header>
        <text:p text:style-name="P1">Bejelentés: <text:title>OxygenOffice Professional 2.2.0</text:title><text:tab/><text:date style:data-style-name="N76" text:date-value="2006-06-30T14:33:09.82" text:fixed="true" text:date-adjust="PT7296H00M00S">2007. április 30.</text:date></text:p>
      </style:header>
      <style:footer>
        <text:p text:style-name="P2"><text:page-number text:select-page="current">3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OxygenOffice Professional 2.2.0</dc:title>
    <dc:subject>Az OxygenOffice Professional egy nyílt nyílt forráskódú, ingyenes, nagy tudású irodai programcsomag, amely kiválóan alkalmas szövegszerkesztési, táblázatkezelési, bemutatókészítési, adatbázis-kezelési és rajzolási feladatok megvalósítására számos operációs rendszer alatt. A programcsomag a kor igényeinek megfelelő eszköz, amelynek működése nagymértékben hasonlít a kereskedelmi forgalomban lévő hasonló célú programcsomagokhoz. De azokkal ellentétben, az OxygenOffice Professional teljesen ingyenes és szabadon használható tetszőleges számú számítógépen, bármilyen célra, magánszemélyek és vállalkozások esetében egyaránt.</dc:subject>
    <meta:creation-date>2006-06-30T12:10:14</meta:creation-date>
    <dc:creator>AgentK</dc:creator>
    <dc:date>2007-04-30T10:54:29</dc:date>
    <dc:language>hu-HU</dc:language>
    <meta:editing-cycles>88</meta:editing-cycles>
    <meta:editing-duration>PT13H56M19S</meta:editing-duration>
    <meta:user-defined meta:name="Verzió">2.2.0</meta:user-defined>
    <meta:user-defined meta:name="Info 2"/>
    <meta:user-defined meta:name="Info 3"/>
    <meta:user-defined meta:name="Info 4"/>
    <meta:document-statistic meta:table-count="0" meta:image-count="0" meta:object-count="0" meta:page-count="5" meta:paragraph-count="96" meta:word-count="948" meta:character-count="8186"/>
  </office:meta>
</office:document-meta>
</file>